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3D0000094C55F4C7016C2C6BDE.png" manifest:media-type="image/png"/>
  <manifest:file-entry manifest:full-path="Pictures/100000000000049D000003858ABF0F29C1137B28.png" manifest:media-type="image/png"/>
  <manifest:file-entry manifest:full-path="Pictures/100002010000089E000007BDE6CD7044B2069B00.png" manifest:media-type="image/png"/>
  <manifest:file-entry manifest:full-path="Pictures/100000000000034B0000030AD9039EAD4599F672.png" manifest:media-type="image/png"/>
  <manifest:file-entry manifest:full-path="Pictures/1000000000000204000002C87E969F96692B80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5cm, 3.694cm, 3.995cm, 4.51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cm, 0cm, 3.656cm, 0.755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1.021cm" svg:height="11.091cm" svg:x="1.524cm" svg:y="3.133cm">
            <draw:image xlink:href="Pictures/100002010000093D0000094C55F4C7016C2C6BDE.png" xlink:type="simple" xlink:show="embed" xlink:actuate="onLoad" loext:mime-type="image/png">
              <text:p/>
            </draw:image>
          </draw:frame>
          <draw:frame draw:style-name="gr1" draw:text-style-name="P1" draw:layer="layout" svg:width="14.546cm" svg:height="10.083cm" draw:transform="skewX (-0.000174532925199439) rotate (0.0417133691226645) translate (12.332cm 3.654cm)">
            <draw:image xlink:href="Pictures/100000000000049D000003858ABF0F29C1137B28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3" draw:text-style-name="P1" draw:layer="layout" svg:width="9.094cm" svg:height="8.803cm" svg:x="17.667cm" svg:y="3.643cm">
            <draw:image xlink:href="Pictures/100000000000034B0000030AD9039EAD4599F672.png" xlink:type="simple" xlink:show="embed" xlink:actuate="onLoad" loext:mime-type="image/png">
              <text:p/>
            </draw:image>
          </draw:frame>
          <draw:frame draw:style-name="gr1" draw:text-style-name="P1" draw:layer="layout" svg:width="9.428cm" svg:height="8.785cm" draw:transform="skewX (0.000174532925199433) rotate (-0.00174532925199447) translate (0.017cm 3.646cm)">
            <draw:image xlink:href="Pictures/100002010000089E000007BDE6CD7044B2069B00.png" xlink:type="simple" xlink:show="embed" xlink:actuate="onLoad" loext:mime-type="image/png">
              <text:p/>
            </draw:image>
          </draw:frame>
          <draw:frame draw:style-name="gr4" draw:text-style-name="P1" draw:layer="layout" svg:width="9.096cm" svg:height="8.802cm" svg:x="8.571cm" svg:y="3.647cm">
            <draw:image xlink:href="Pictures/1000000000000204000002C87E969F96692B8008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11-02T06:32:59.317000000</meta:creation-date>
    <dc:date>2025-11-02T07:03:30.348000000</dc:date>
    <meta:editing-duration>PT9M58S</meta:editing-duration>
    <meta:editing-cycles>1</meta:editing-cycles>
    <meta:document-statistic meta:object-count="32"/>
    <meta:generator>LibreOffice/6.4.6.2$Windows_X86_64 LibreOffice_project/0ce51a4fd21bff07a5c061082cc82c5ed232f115</meta:generator>
  </office:meta>
</office:document-meta>
</file>